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re Franklin" svg:font-family="'Libre Franklin', sans-serif,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P2" style:family="paragraph" style:parent-style-name="Text_20_body">
      <style:paragraph-properties fo:margin-left="0in" fo:margin-right="0in" fo:orphans="2" fo:widows="2" fo:text-indent="0in" style:auto-text-indent="false"/>
      <style:text-properties style:font-name="Arial" fo:font-size="12pt" style:font-size-asian="12pt" style:font-size-complex="12pt"/>
    </style:style>
    <style:style style:name="P3" style:family="paragraph" style:parent-style-name="Text_20_body">
      <style:paragraph-properties fo:margin-left="0in" fo:margin-right="0in" fo:margin-top="0in" fo:margin-bottom="0.0972in" loext:contextual-spacing="false" fo:orphans="2" fo:widows="2"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P4" style:family="paragraph" style:parent-style-name="Text_20_body">
      <style:paragraph-properties fo:margin-top="0in" fo:margin-bottom="0.139in" loext:contextual-spacing="false"/>
      <style:text-properties style:font-name="Arial" fo:font-size="12pt" style:font-size-asian="12pt" style:font-size-complex="12pt"/>
    </style:style>
    <style:style style:name="P5" style:family="paragraph" style:parent-style-name="Text_20_body">
      <style:paragraph-properties fo:margin-top="0in" fo:margin-bottom="0.139in" loext:contextual-spacing="false"/>
      <style:text-properties fo:font-variant="normal" fo:text-transform="none" fo:color="#000000" style:font-name="Arial" fo:font-size="12pt" fo:letter-spacing="normal" fo:font-style="normal" fo:font-weight="normal" style:font-size-asian="12pt" style:font-size-complex="12pt"/>
    </style:style>
    <style:style style:name="T1" style:family="text">
      <style:text-properties fo:font-variant="normal" fo:text-transform="none" fo:color="#000000" style:font-name="Libre Franklin" fo:font-size="9.5pt" fo:letter-spacing="normal" fo:font-style="normal" fo:font-weight="normal"/>
    </style:style>
    <style:style style:name="T2" style:family="text">
      <style:text-properties fo:font-variant="normal" fo:text-transform="none" fo:color="#000000" style:font-name="Libre Franklin" fo:letter-spacing="normal" fo:font-style="normal" fo:font-weight="normal"/>
    </style:style>
    <style:style style:name="T3" style:family="text">
      <style:text-properties fo:font-variant="normal" fo:text-transform="none" fo:color="#000000" fo:letter-spacing="normal" fo:font-style="normal" fo:font-weight="normal"/>
    </style:style>
    <style:style style:name="T4" style:family="text">
      <style:text-properties style:font-name="Arial"/>
    </style:style>
  </office:automatic-styles>
  <office:body>
    <office:text>
      <text:tracked-changes text:track-changes="false">
        <text:changed-region xml:id="ct2274217605616" text:id="ct2274217605616">
          <text:insertion>
            <office:change-info>
              <dc:creator>Unknown Author</dc:creator>
              <dc:date>2023-11-21T11:39:42.805000000</dc:date>
            </office:change-info>
          </text:insertion>
        </text:changed-region>
        <text:changed-region xml:id="ct2274217598176" text:id="ct2274217598176">
          <text:deletion>
            <office:change-info>
              <dc:creator>Unknown Author</dc:creator>
              <dc:date>2023-11-21T11:39:42.805000000</dc:date>
            </office:change-info>
            <text:p text:style-name="P4">Copyright &lt;YEAR&gt; &lt;COPYRIGHT HOLDER&gt;</text:p>
            <text:p text:style-name="P1"/>
          </text:deletion>
        </text:changed-region>
        <text:changed-region xml:id="ct2274217606336" text:id="ct2274217606336">
          <text:insertion>
            <office:change-info>
              <dc:creator>Unknown Author</dc:creator>
              <dc:date>2023-11-21T11:39:42.805000000</dc:date>
            </office:change-info>
          </text:insertion>
        </text:changed-region>
        <text:changed-region xml:id="ct2274217598896" text:id="ct2274217598896">
          <text:deletion>
            <office:change-info>
              <dc:creator>Unknown Author</dc:creator>
              <dc:date>2023-11-21T11:39:42.805000000</dc:date>
            </office:change-info>
            <text:p text:style-name="P1"><text:span text:style-name="T4">of</text:span></text:p>
          </text:deletion>
        </text:changed-region>
        <text:changed-region xml:id="ct2274217601536" text:id="ct2274217601536">
          <text:insertion>
            <office:change-info>
              <dc:creator>Unknown Author</dc:creator>
              <dc:date>2023-11-21T11:39:42.805000000</dc:date>
            </office:change-info>
          </text:insertion>
        </text:changed-region>
        <text:changed-region xml:id="ct2274217605856" text:id="ct2274217605856">
          <text:insertion>
            <office:change-info>
              <dc:creator>Unknown Author</dc:creator>
              <dc:date>2023-11-21T11:39:42.805000000</dc:date>
            </office:change-info>
          </text:insertion>
        </text:changed-region>
        <text:changed-region xml:id="ct2274217608256" text:id="ct2274217608256">
          <text:insertion>
            <office:change-info>
              <dc:creator>Unknown Author</dc:creator>
              <dc:date>2023-11-21T11:39:42.805000000</dc:date>
            </office:change-info>
          </text:insertion>
        </text:changed-region>
        <text:changed-region xml:id="ct2274217596976" text:id="ct2274217596976">
          <text:deletion>
            <office:change-info>
              <dc:creator>Unknown Author</dc:creator>
              <dc:date>2023-11-21T11:39:42.805000000</dc:date>
            </office:change-info>
            <text:p text:style-name="P1"><text:span text:style-name="T4">Neither the name of the copyright holder nor the names of its contributors may </text:span></text:p>
          </text:deletion>
        </text:changed-region>
        <text:changed-region xml:id="ct2274217605376" text:id="ct2274217605376">
          <text:deletion>
            <office:change-info>
              <dc:creator>Unknown Author</dc:creator>
              <dc:date>2023-11-21T11:39:42.805000000</dc:date>
            </office:change-info>
            <text:p text:style-name="P1"><text:span text:style-name="T4">specific </text:span></text:p>
          </text:deletion>
        </text:changed-region>
        <text:changed-region xml:id="ct2274217600096" text:id="ct2274217600096">
          <text:insertion>
            <office:change-info>
              <dc:creator>Unknown Author</dc:creator>
              <dc:date>2023-11-21T11:39:42.805000000</dc:date>
            </office:change-info>
          </text:insertion>
        </text:changed-region>
        <text:changed-region xml:id="ct2274217598416" text:id="ct2274217598416">
          <text:insertion>
            <office:change-info>
              <dc:creator>Unknown Author</dc:creator>
              <dc:date>2023-11-21T11:39:42.805000000</dc:date>
            </office:change-info>
          </text:insertion>
        </text:changed-region>
        <text:changed-region xml:id="ct2274217601776" text:id="ct2274217601776">
          <text:insertion>
            <office:change-info>
              <dc:creator>Unknown Author</dc:creator>
              <dc:date>2023-11-21T11:39:42.805000000</dc:date>
            </office:change-info>
          </text:insertion>
        </text:changed-region>
        <text:changed-region xml:id="ct2274217598656" text:id="ct2274217598656">
          <text:deletion>
            <office:change-info>
              <dc:creator>Unknown Author</dc:creator>
              <dc:date>2023-11-21T11:39:42.805000000</dc:date>
            </office:change-info>
            <text:p text:style-name="P1"><text:span text:style-name="T4">THE COPYRIGHT HOLDERS AND CONTRIBUTORS </text:span></text:p>
          </text:deletion>
        </text:changed-region>
        <text:changed-region xml:id="ct2274217602496" text:id="ct2274217602496">
          <text:insertion>
            <office:change-info>
              <dc:creator>Unknown Author</dc:creator>
              <dc:date>2023-11-21T11:39:42.805000000</dc:date>
            </office:change-info>
          </text:insertion>
        </text:changed-region>
        <text:changed-region xml:id="ct2274217599136" text:id="ct2274217599136">
          <text:deletion>
            <office:change-info>
              <dc:creator>Unknown Author</dc:creator>
              <dc:date>2023-11-21T11:39:42.805000000</dc:date>
            </office:change-info>
            <text:p text:style-name="P1"><text:span text:style-name="T4">EXPRESS</text:span></text:p>
          </text:deletion>
        </text:changed-region>
        <text:changed-region xml:id="ct2274217608496" text:id="ct2274217608496">
          <text:insertion>
            <office:change-info>
              <dc:creator>Unknown Author</dc:creator>
              <dc:date>2023-11-21T11:39:42.805000000</dc:date>
            </office:change-info>
          </text:insertion>
        </text:changed-region>
        <text:changed-region xml:id="ct2274217604176" text:id="ct2274217604176">
          <text:deletion>
            <office:change-info>
              <dc:creator>Unknown Author</dc:creator>
              <dc:date>2023-11-21T11:39:42.805000000</dc:date>
            </office:change-info>
            <text:p text:style-name="P1"><text:span text:style-name="T4">THE COPYRIGHT HOLDER OR</text:span></text:p>
          </text:deletion>
        </text:changed-region>
        <text:changed-region xml:id="ct2274217603936" text:id="ct2274217603936">
          <text:insertion>
            <office:change-info>
              <dc:creator>Unknown Author</dc:creator>
              <dc:date>2023-11-21T11:39:42.80500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change-start text:change-id="ct2274217605616"/>This software is Copyright (c) NAUMEN ™ and Contributors. All rights reserved.</text:p>
      <text:p text:style-name="P5"><text:change-end text:change-id="ct2274217605616"/><text:change text:change-id="ct2274217598176"/>Redistribution and use in source and binary forms, with or without modification, are permitted provided that the following conditions are met:</text:p>
      <text:p text:style-name="P1">1. Redistributions <text:change-start text:change-id="ct2274217606336"/>in<text:change-end text:change-id="ct2274217606336"/><text:change text:change-id="ct2274217598896"/> source code must retain the above copyright notice, this list of conditions<text:change-start text:change-id="ct2274217601536"/>,<text:change-end text:change-id="ct2274217601536"/> and the following disclaimer.</text:p>
      <text:p text:style-name="P1">2. Redistributions in binary form must reproduce the above copyright notice, this list of conditions<text:change-start text:change-id="ct2274217605856"/>,<text:change-end text:change-id="ct2274217605856"/> and the following disclaimer in the documentation and/or other materials provided with the distribution.</text:p>
      <text:p text:style-name="P1">3. <text:change-start text:change-id="ct2274217608256"/>The name NAUMEN ™ must not <text:change-end text:change-id="ct2274217608256"/><text:change text:change-id="ct2274217596976"/>be used to endorse or promote products derived from this software without <text:change text:change-id="ct2274217605376"/>prior written permission<text:change-start text:change-id="ct2274217600096"/> from NAUMEN<text:change-end text:change-id="ct2274217600096"/>.</text:p>
      <text:p text:style-name="P1"><text:change-start text:change-id="ct2274217598416"/>4. The right to distribute this software or to use it for any purpose does not give you the right to use Servicemarks (sm) or Trademarks ™ of NAUMEN.</text:p>
      <text:p text:style-name="P1">5. If any files originating from NAUMEN or Contributors are modified, you must cause the modified files to carry prominent notices stating that you changed the files and the date of any change.</text:p>
      <text:p text:style-name="P1">Disclaimer:</text:p>
      <text:p text:style-name="P1"><text:change-end text:change-id="ct2274217598416"/>THIS SOFTWARE IS PROVIDED BY <text:change-start text:change-id="ct2274217601776"/>NAUMEN <text:change-end text:change-id="ct2274217601776"/><text:change text:change-id="ct2274217598656"/>“AS IS” AND ANY <text:change-start text:change-id="ct2274217602496"/>EXPRESSED<text:change-end text:change-id="ct2274217602496"/><text:change text:change-id="ct2274217599136"/> OR IMPLIED WARRANTIES, INCLUDING, BUT NOT LIMITED TO, THE IMPLIED WARRANTIES OF MERCHANTABILITY AND FITNESS FOR A PARTICULAR PURPOSE ARE DISCLAIMED. IN NO EVENT SHALL <text:change-start text:change-id="ct2274217608496"/>NAUMEN OR ITS<text:change-end text:change-id="ct2274217608496"/><text:change text:change-id="ct2274217604176"/>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2"><text:change-start text:change-id="ct2274217603936"/><text:span text:style-name="T3">This software consists of contributions made by NAUMEN and Contributors. Specific attributions are listed in the accompanying credits file.</text:span><text:change-end text:change-id="ct2274217603936"/></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re Franklin" svg:font-family="'Libre Franklin', sans-serif,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1-21T11:38:32.729000000</meta:creation-date>
    <dc:date>2023-11-21T11:41:16.712000000</dc:date>
    <meta:editing-duration>PT2M46S</meta:editing-duration>
    <meta:editing-cycles>2</meta:editing-cycles>
    <meta:generator>LibreOffice/6.3.4.2$Windows_X86_64 LibreOffice_project/60da17e045e08f1793c57c00ba83cdfce946d0aa</meta:generator>
    <meta:document-statistic meta:table-count="0" meta:image-count="0" meta:object-count="0" meta:page-count="1" meta:paragraph-count="10" meta:word-count="298" meta:character-count="1902" meta:non-whitespace-character-count="1614"/>
  </office:meta>
</office:document-meta>
</file>